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CKCHAI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545cm" svg:height="3.1cm" svg:x="0.432cm" svg:y="8.755cm">
          <draw:text-box draw:corner-radius="14.168cm">
            <text:p text:style-name="P2">Se trata de una plataforma descentralizada de realidad virtual en 3D que utiliza la blockchain de Ethereum. La descentralización daría a los usuarios protección y seguridad y les permitiría ser dueños de sus datos, mientras que las criptomonedas permitirían comprar y vender bienes en el metaverso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5-13T00:52:27.06</meta:creation-date>
    <meta:editing-duration>PT8M17S</meta:editing-duration>
    <meta:editing-cycles>3</meta:editing-cycles>
    <dc:date>2022-05-13T01:00:30.13</dc:date>
    <meta:generator>OpenOffice/4.1.11$Win32 OpenOffice.org_project/4111m1$Build-9808</meta:generator>
    <meta:document-statistic meta:object-count="26"/>
  </office:meta>
</office:document-meta>
</file>